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ka/Coder" svg:font-family="Anka/Coder" style:font-pitch="fixed"/>
    <style:font-face style:name="Anka/Coder1" svg:font-family="Anka/Coder" style:font-adornments="Regular" style:font-pitch="fixed"/>
    <style:font-face style:name="Arimo Nerd Font" svg:font-family="'Arimo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text-properties style:font-name="Arimo Nerd Font" fo:font-size="16pt" fo:language="en" fo:country="US" officeooo:rsid="00165ec5" officeooo:paragraph-rsid="00165ec5" style:font-size-asian="16pt" style:font-size-complex="16pt"/>
    </style:style>
    <style:style style:name="P2" style:family="paragraph" style:parent-style-name="Preformatted_20_Text">
      <style:text-properties style:font-name="Arimo Nerd Font" fo:font-size="16pt" fo:language="en" fo:country="US" officeooo:rsid="001830cf" officeooo:paragraph-rsid="001830cf" style:font-size-asian="16pt" style:font-size-complex="16pt"/>
    </style:style>
    <style:style style:name="P3" style:family="paragraph" style:parent-style-name="Preformatted_20_Text">
      <style:text-properties style:font-name="Arimo Nerd Font" fo:font-size="16pt" fo:language="en" fo:country="US" fo:font-weight="bold" officeooo:rsid="00165ec5" officeooo:paragraph-rsid="00165ec5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style:font-name="Arimo Nerd Font" fo:font-size="16pt" fo:language="en" fo:country="US" fo:font-weight="bold" officeooo:rsid="001830cf" officeooo:paragraph-rsid="001830cf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style:font-name="Arimo Nerd Font" fo:font-size="16pt" fo:language="en" fo:country="US" fo:font-weight="normal" officeooo:rsid="001830cf" officeooo:paragraph-rsid="001830cf" style:font-size-asian="16pt" style:font-weight-asian="normal" style:font-size-complex="16pt" style:font-weight-complex="normal"/>
    </style:style>
    <style:style style:name="P6" style:family="paragraph" style:parent-style-name="Preformatted_20_Text">
      <style:text-properties style:font-name="Arimo Nerd Font" fo:font-size="16pt" fo:language="en" fo:country="US" officeooo:rsid="001830cf" officeooo:paragraph-rsid="001830cf" style:font-size-asian="14pt" style:font-size-complex="16pt"/>
    </style:style>
    <style:style style:name="P7" style:family="paragraph" style:parent-style-name="Preformatted_20_Text">
      <style:text-properties style:font-name="Arimo Nerd Font" fo:font-size="16pt" fo:language="en" fo:country="US" officeooo:rsid="001ae68a" officeooo:paragraph-rsid="001ca1c4" style:font-size-asian="14pt" style:font-size-complex="16pt"/>
    </style:style>
    <style:style style:name="P8" style:family="paragraph" style:parent-style-name="Preformatted_20_Text">
      <style:text-properties style:font-name="Arimo Nerd Font" fo:font-size="16pt" fo:language="en" fo:country="US" officeooo:paragraph-rsid="001ca1c4" style:font-size-asian="14pt" style:font-size-complex="16pt"/>
    </style:style>
    <style:style style:name="P9" style:family="paragraph" style:parent-style-name="Preformatted_20_Text">
      <style:text-properties style:font-name="Arimo Nerd Font" fo:font-size="16pt" officeooo:rsid="001ae68a" officeooo:paragraph-rsid="001ca1c4" style:font-size-asian="14pt" style:font-size-complex="16pt"/>
    </style:style>
    <style:style style:name="P10" style:family="paragraph" style:parent-style-name="Preformatted_20_Text">
      <style:text-properties style:font-name="Arimo Nerd Font" fo:font-size="16pt" officeooo:paragraph-rsid="001ca1c4" style:font-size-asian="14pt" style:font-size-complex="16pt"/>
    </style:style>
    <style:style style:name="P11" style:family="paragraph" style:parent-style-name="Preformatted_20_Text">
      <style:text-properties style:font-name="Anka/Coder" fo:font-size="16pt" officeooo:rsid="001830cf" officeooo:paragraph-rsid="001830cf" style:font-size-asian="14pt" style:font-size-complex="16pt"/>
    </style:style>
    <style:style style:name="P12" style:family="paragraph" style:parent-style-name="Preformatted_20_Text">
      <style:text-properties fo:font-size="12pt" style:font-size-asian="12pt" style:font-size-complex="12pt"/>
    </style:style>
    <style:style style:name="P13" style:family="paragraph" style:parent-style-name="Preformatted_20_Text">
      <style:text-properties fo:font-size="12pt" officeooo:paragraph-rsid="001ae68a" style:font-size-asian="12pt" style:font-size-complex="12pt"/>
    </style:style>
    <style:style style:name="P14" style:family="paragraph" style:parent-style-name="Standard">
      <style:text-properties fo:font-size="96pt" officeooo:rsid="00165ec5" officeooo:paragraph-rsid="00165ec5" style:font-size-asian="96pt" style:font-size-complex="96pt"/>
    </style:style>
    <style:style style:name="P15" style:family="paragraph" style:parent-style-name="Standard">
      <style:text-properties fo:font-size="20pt" officeooo:rsid="00165ec5" officeooo:paragraph-rsid="00165ec5" style:font-size-asian="17.5pt" style:font-size-complex="20pt"/>
    </style:style>
    <style:style style:name="P16" style:family="paragraph" style:parent-style-name="Preformatted_20_Text">
      <style:text-properties style:font-name="Arimo Nerd Font" fo:font-size="16pt" fo:font-weight="bold" officeooo:rsid="001e5df6" officeooo:paragraph-rsid="001e5df6" style:font-size-asian="14pt" style:font-weight-asian="bold" style:font-size-complex="16pt" style:font-weight-complex="bold"/>
    </style:style>
    <style:style style:name="P17" style:family="paragraph" style:parent-style-name="Preformatted_20_Text">
      <style:text-properties style:font-name="Arimo Nerd Font" fo:font-size="16pt" fo:language="en" fo:country="US" fo:font-weight="normal" officeooo:rsid="001e5df6" officeooo:paragraph-rsid="001e5df6" style:font-size-asian="14pt" style:font-weight-asian="normal" style:font-size-complex="16pt" style:font-weight-complex="normal"/>
    </style:style>
    <style:style style:name="T1" style:family="text">
      <style:text-properties officeooo:rsid="0017b5c5"/>
    </style:style>
    <style:style style:name="T2" style:family="text">
      <style:text-properties style:font-name="Anka/Coder"/>
    </style:style>
    <style:style style:name="T3" style:family="text">
      <style:text-properties style:font-name="Anka/Coder" officeooo:rsid="0018d9b0"/>
    </style:style>
    <style:style style:name="T4" style:family="text">
      <style:text-properties style:font-name="Anka/Coder" fo:language="en" fo:country="US"/>
    </style:style>
    <style:style style:name="T5" style:family="text">
      <style:text-properties style:font-name="Anka/Coder" officeooo:rsid="001ca1c4"/>
    </style:style>
    <style:style style:name="T6" style:family="text">
      <style:text-properties fo:language="en" fo:country="US"/>
    </style:style>
    <style:style style:name="T7" style:family="text">
      <style:text-properties officeooo:rsid="001ca1c4"/>
    </style:style>
    <style:style style:name="T8" style:family="text">
      <style:text-properties style:font-name="Anka/Code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isted</text:p>
      <text:p text:style-name="P15"/>
      <text:p text:style-name="P3"><text:bookmark text:name="tw-target-text"/>This is an introduction to listed which is a tutorial of a C++ project so that it is very clear for every beginner how to set up a project. You do need some knowledge of the language for this.</text:p>
      <text:p text:style-name="P1"/>
      <text:h text:style-name="Heading_20_2" text:outline-level="2">What are we going to make?</text:h>
      <text:p text:style-name="P1"/>
      <text:p text:style-name="P1"><text:bookmark text:name="tw-target-text Copy 1"/>A very simple program that can load a text document, edit it and save it. There will be two functions, <text:span text:style-name="T1">a</text:span> function that filters and a function that sorts.</text:p>
      <text:p text:style-name="P1"/>
      <text:p text:style-name="P4">Setting up main.cpp</text:p>
      <text:p text:style-name="P4"/>
      <text:p text:style-name="P5"><text:bookmark text:name="tw-target-text Copy 2"/>At the beginning of our file we need our libraries. We add <text:span text:style-name="T2">iostream</text:span>, and <text:span text:style-name="T2">uforia</text:span>.</text:p>
      <text:p text:style-name="P5"/>
      <text:p text:style-name="Preformatted_20_Text">#include &lt;iostream&gt;</text:p>
      <text:p text:style-name="Preformatted_20_Text">#include “uforia.h”</text:p>
      <text:p text:style-name="P5"/>
      <text:p text:style-name="P2"><text:bookmark text:name="tw-target-text Copy 3"/>Then we place the next line so that we don't have to enter a <text:span text:style-name="T2">namespace</text:span> every time.</text:p>
      <text:p text:style-name="P2"/>
      <text:p text:style-name="Preformatted_20_Text">using namespace std;</text:p>
      <text:p text:style-name="Preformatted_20_Text">using namespace uforia;</text:p>
      <text:p text:style-name="P11"/>
      <text:p text:style-name="P6"><text:bookmark text:name="tw-target-text Copy 7"/>After this we have to place a number of variables, some of which are flags. A flag is a <text:span text:style-name="T2">bool</text:span> and can be false or true.</text:p>
      <text:p text:style-name="P6"/>
      <text:p text:style-name="Preformatted_20_Text">bool flag_file = false, flag_write = false, flag_include = false, flag_sort = false;</text:p>
      <text:p text:style-name="Preformatted_20_Text">vector&lt;string&gt; buffer, list;</text:p>
      <text:p text:style-name="Preformatted_20_Text">ifstream read;</text:p>
      <text:p text:style-name="Preformatted_20_Text">ofstream write;</text:p>
      <text:p text:style-name="Preformatted_20_Text"><text:soft-page-break/>string include;</text:p>
      <text:p text:style-name="P11"/>
      <text:p text:style-name="P6"><text:bookmark text:name="tw-target-text Copy 4"/>Now we need to enter <text:span text:style-name="T2">int main</text:span><text:span text:style-name="T3">()</text:span> along with <text:span text:style-name="T2">getop</text:span><text:span text:style-name="T3">t</text:span>. This allows us to use options in our program. Arguments can be placed in the string that is in the <text:span text:style-name="T2">while loop</text:span>, if there is a <text:span text:style-name="T2">':'</text:span> after it, this means that a secondary argument will take place when using the program. In the program itself this will be called <text:span text:style-name="T2">optarg</text:span>.</text:p>
      <text:p text:style-name="P6"/>
      <text:p text:style-name="P8"><text:bookmark text:name="tw-target-text Copy 8"/>The following arguments have been put forward in the <text:span text:style-name="T7">downward</text:span> cases:</text:p>
      <text:p text:style-name="P10"/>
      <text:p text:style-name="P9"><text:bookmark text:name="tw-target-text Copy 9"/><text:span text:style-name="T6">For the file we are going to work with we have </text:span><text:span text:style-name="T4">'f'</text:span><text:span text:style-name="T6">, so when that is activated we set </text:span><text:span text:style-name="T4">flag_file</text:span><text:span text:style-name="T6"> to </text:span><text:span text:style-name="T4">true</text:span><text:span text:style-name="T6">. And we give </text:span><text:span text:style-name="T4">optarg</text:span><text:span text:style-name="T6"> as an argument in the </text:span><text:span text:style-name="T4">ifstream</text:span><text:span text:style-name="T6"> variable read.</text:span></text:p>
      <text:p text:style-name="P9"/>
      <text:p text:style-name="P7"><text:bookmark text:name="tw-target-text Copy 10"/>For the file we are going to write to we have argument <text:span text:style-name="T2">'o'</text:span>. And when it is activated we set <text:span text:style-name="T2">flag_write</text:span> to <text:span text:style-name="T2">true</text:span> and give <text:span text:style-name="T2">optarg</text:span> as an argument in the <text:span text:style-name="T2">ofstream</text:span> variable <text:span text:style-name="T2">write</text:span>.</text:p>
      <text:p text:style-name="P9"/>
      <text:p text:style-name="P7"><text:bookmark text:name="tw-target-text Copy 12"/>For the option that filters lines from the file by an entered word, we use the argument <text:span text:style-name="T2">'i'</text:span>. Then <text:span text:style-name="T2">flag_include</text:span> is activated and the <text:span text:style-name="T2">string </text:span><text:span text:style-name="T5">include</text:span><text:span text:style-name="T7"> </text:span>becomes <text:span text:style-name="T2">optarg</text:span>.</text:p>
      <text:p text:style-name="P7"/>
      <text:p text:style-name="P7"><text:bookmark text:name="tw-target-text Copy 13"/>For the option that sorts the lines we use the argument <text:span text:style-name="T2">'s'</text:span>. Then <text:span text:style-name="T2">flag_sort</text:span> is activated.</text:p>
      <text:p text:style-name="P9"/>
      <text:p text:style-name="P12"/>
      <text:p text:style-name="P12">int main(int argc, char * argv[]){</text:p>
      <text:p text:style-name="P12"/>
      <text:p text:style-name="P12"><text:tab/>int c;</text:p>
      <text:p text:style-name="P12"/>
      <text:p text:style-name="P12"><text:s/><text:tab/>while ((c = getopt (argc, argv, "f:o:i:s")) != -1)</text:p>
      <text:p text:style-name="P12"><text:s text:c="4"/>switch (c)</text:p>
      <text:p text:style-name="P12"><text:s text:c="6"/>{</text:p>
      <text:p text:style-name="P12"><text:s text:c="6"/>case 'f':</text:p>
      <text:p text:style-name="P13"><text:s text:c="6"/><text:tab/>flag_read = true;</text:p>
      <text:p text:style-name="P13"><text:tab/><text:tab/>read.open(optarg);</text:p>
      <text:p text:style-name="P12"><text:s text:c="6"/><text:tab/>break;</text:p>
      <text:p text:style-name="P12"><text:s text:c="6"/>case 'o':</text:p>
      <text:p text:style-name="P12"><text:tab/><text:tab/>flag_write = true;</text:p>
      <text:p text:style-name="P12"><text:s text:c="6"/><text:tab/>write.open(optarg);</text:p>
      <text:p text:style-name="P12"><text:s text:c="6"/><text:tab/>break;</text:p>
      <text:p text:style-name="P12"><text:s text:c="6"/>case 'i':</text:p>
      <text:p text:style-name="P12"><text:tab/><text:tab/>flag_include = true;</text:p>
      <text:p text:style-name="P12"><text:soft-page-break/><text:s text:c="6"/><text:tab/>include = optarg;</text:p>
      <text:p text:style-name="P12"><text:s text:c="6"/><text:tab/>break;</text:p>
      <text:p text:style-name="P12"><text:s text:c="6"/>case 's':</text:p>
      <text:p text:style-name="P12"><text:tab/><text:tab/>flag_sort = true;</text:p>
      <text:p text:style-name="P12"><text:tab/><text:tab/>break;</text:p>
      <text:p text:style-name="P12"><text:s text:c="6"/>}</text:p>
      <text:p text:style-name="P12"/>
      <text:p text:style-name="P12"><text:tab/>return 0;</text:p>
      <text:p text:style-name="P12">}</text:p>
      <text:p text:style-name="P12"/>
      <text:p text:style-name="P16">Adding if statements</text:p>
      <text:p text:style-name="P16"/>
      <text:p text:style-name="P17"><text:bookmark text:name="tw-target-text Copy 5"/>Now that we've got the basics down, let's move on to filling in the if statements.</text:p>
      <text:p text:style-name="P16"/>
      <text:p text:style-name="P17"><text:bookmark text:name="tw-target-text Copy 6"/>Above <text:span text:style-name="T2">return 0</text:span> we need to put our first <text:span text:style-name="T2">if</text:span> statement, which checks if a file location is given. Because otherwise we can't go on anyway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ka/Coder" svg:font-family="Anka/Coder" style:font-pitch="fixed"/>
    <style:font-face style:name="Anka/Coder1" svg:font-family="Anka/Coder" style:font-adornments="Regular" style:font-pitch="fixed"/>
    <style:font-face style:name="Arimo Nerd Font" svg:font-family="'Arimo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Anka/Coder1" fo:font-family="Anka/Coder" style:font-style-name="Regular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5:26:44.641646381</meta:creation-date>
    <dc:date>2023-04-01T02:32:17.059765019</dc:date>
    <meta:editing-duration>PT8H2M31S</meta:editing-duration>
    <meta:editing-cycles>10</meta:editing-cycles>
    <meta:generator>LibreOffice/7.4.6.2$Linux_X86_64 LibreOffice_project/40$Build-2</meta:generator>
    <meta:document-statistic meta:table-count="0" meta:image-count="0" meta:object-count="0" meta:page-count="3" meta:paragraph-count="49" meta:word-count="450" meta:character-count="2521" meta:non-whitespace-character-count="2024"/>
  </office:meta>
</office:document-meta>
</file>